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letus-subtitle">
      <style:graphic-properties draw:fill-color="#ffffff" fo:min-height="17.685cm"/>
    </style:style>
    <style:style style:name="pr2" style:family="presentation" style:parent-style-name="Oletus-notes">
      <style:graphic-properties draw:fill-color="#ffffff" draw:auto-grow-height="true" fo:min-height="13.365cm"/>
    </style:style>
    <style:style style:name="pr3" style:family="presentation" style:parent-style-name="Oletus-title">
      <style:graphic-properties fo:min-height="3.256cm"/>
    </style:style>
    <style:style style:name="pr4" style:family="presentation" style:parent-style-name="Oletus-outline1">
      <style:graphic-properties fo:min-height="13.609cm"/>
    </style:style>
    <style:style style:name="pr5" style:family="presentation" style:parent-style-name="Oletus-notes">
      <style:graphic-properties draw:fill-color="#ffffff" fo:min-height="13.114cm"/>
    </style:style>
    <style:style style:name="P1" style:family="paragraph">
      <style:text-properties fo:font-family="'Courier New'" style:font-family-generic="modern" style:font-pitch="fixed"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Arduino C-syntaksi</text:span></text:p>
            <text:p><text:span text:style-name="T2">Käyttäen esimerkkinä LCD-näyttöä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presentation:style-name="pr3" draw:layer="layout" svg:width="25.199cm" svg:height="3.256cm" svg:x="1.4cm" svg:y="0.962cm" presentation:class="title">
          <draw:text-box>
            <text:p>Syntaksin peruste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rduino noudattaa tietyin osin perus ANSI C:n mukaista koodaamista (kts. Esim. Kerninghan ja Ritchie)</text:p>
              </text:list-item>
              <text:list-item>
                <text:p>Arduinon C-syntaksia on osittain esitelty Karvinen&amp;Karvinen kirjassa ”Sulautetut – opi ohjelmoimaan robotteja”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presentation:style-name="pr3" draw:layer="layout" svg:width="25.199cm" svg:height="3.256cm" svg:x="1.4cm" svg:y="0.962cm" presentation:class="title">
          <draw:text-box>
            <text:p>Käynnistyslohkot</text:p>
          </draw:text-box>
        </draw:frame>
        <draw:frame presentation:style-name="pr4" draw:layer="layout" svg:width="25.199cm" svg:height="15.328cm" svg:x="1.4cm" svg:y="4.914cm" presentation:class="outline" presentation:user-transformed="true">
          <draw:text-box>
            <text:list text:style-name="L3">
              <text:list-item>
                <text:p>Seuraavalla kalvolla näemme Hello World-ohjelman LCD-näytölle</text:p>
              </text:list-item>
              <text:list-item>
                <text:p>Arduinon luonteeseen kuuluu, että näyttö hieman ”epätavallinen” output-väline, mutta tuttuutensa ja versatiiliutensa vuoksi hyvä lähtökohta</text:p>
              </text:list-item>
              <text:list-item>
                <text:p>Arduino C-ohjelmassa ei ole main-käynnistyslohkoa, kuten komentoriviohjelmissa</text:p>
              </text:list-item>
              <text:list-item>
                <text:p>Arduino ohjelmistossa tämän korvaa setup() ja loop() silmukat – näissä ohjelman suoritus aina lähtee käyntiin oletusarvoise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3" draw:layer="layout" svg:width="25.199cm" svg:height="3.256cm" svg:x="1.4cm" svg:y="0.962cm" presentation:class="title">
          <draw:text-box>
            <text:p>Hello World LCD-näytölle</text:p>
          </draw:text-box>
        </draw:frame>
        <draw:frame presentation:style-name="pr4" draw:text-style-name="P1" draw:layer="layout" svg:width="25.199cm" svg:height="13.633cm" svg:x="1.4cm" svg:y="4.914cm" presentation:class="outline" presentation:user-transformed="true">
          <draw:text-box>
            <text:list text:style-name="L3">
              <text:list-header>
                <text:p text:style-name="P1"><text:span text:style-name="T3">// LCD-näytön hallintaan tarvittava kirjasto</text:span><text:span text:style-name="T3"><text:line-break/></text:span><text:span text:style-name="T3">#include &lt;LiquidCrystal.h&gt;</text:span><text:span text:style-name="T3"><text:line-break/></text:span><text:span text:style-name="T3"/></text:p>
                <text:p text:style-name="P1"><text:span text:style-name="T3">// Alustetaan LCD:n käyttämät OUTPUT-pinnit (digital I/O)</text:span><text:span text:style-name="T3"><text:line-break/></text:span><text:span text:style-name="T3">LiquidCrystal lcd(12, 11, 5, 4, 3, 2);</text:span></text:p>
                <text:p text:style-name="P1"><text:span text:style-name="T3">void setup() {</text:span><text:span text:style-name="T3"><text:line-break/></text:span><text:span text:style-name="T3"> <text:s/>// Kerrotaan, että näyttölaitetta on kaksirivinen ja</text:span><text:span text:style-name="T3"><text:line-break/></text:span><text:span text:style-name="T3"> <text:s/>// kullakin rivillä on 16 merkkiä</text:span><text:span text:style-name="T3"><text:line-break/></text:span><text:span text:style-name="T3"> <text:s/>lcd.begin(16, 2);</text:span><text:span text:style-name="T3"><text:line-break/></text:span><text:span text:style-name="T3"> <text:s/>// Tulostaa LCD näytölle halutun tekstin</text:span><text:span text:style-name="T3"><text:line-break/></text:span><text:span text:style-name="T3"> <text:s/>lcd.print(”Hello World!”);</text:span><text:span text:style-name="T3"><text:line-break/></text:span><text:span text:style-name="T3">}</text:span></text:p>
                <text:p text:style-name="P1"><text:span text:style-name="T3">void loop() {</text:span><text:span text:style-name="T3"><text:line-break/></text:span><text:span text:style-name="T3"> <text:s/>// Asetetaan kursori rivin 2 ensimmäiseen sijaintiin</text:span><text:span text:style-name="T3"><text:line-break/></text:span><text:span text:style-name="T3"> <text:s/>lcd.setCursor(0,1);</text:span><text:span text:style-name="T3"><text:line-break/></text:span><text:span text:style-name="T3"> <text:s/>// Kokeeksi aikafunktion kutsu, jota kutsutaan toistuvasti</text:span><text:span text:style-name="T3"><text:line-break/></text:span><text:span text:style-name="T3"> <text:s/>lcd.print(millis()/1000);</text:span><text:span text:style-name="T3"><text:line-break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draw:frame presentation:style-name="pr3" draw:layer="layout" svg:width="25.199cm" svg:height="3.256cm" svg:x="1.4cm" svg:y="0.962cm" presentation:class="title">
          <draw:text-box>
            <text:p>Pinnien alustamin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rduino-ohjelmissa asetetaan usein setup-lohkossa tai ennen sitä erillisellä kirjastokutsulla output-pinnit, jotka ovat käytössä</text:p>
              </text:list-item>
              <text:list-item>
                <text:p>LED-valojen tapauksessa käytetään pinMode(13, OUTPUT); määrettä, joka kertoo että sisäänrakennettua pinniä 13 käytetään OUTPUT:ia var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draw:frame presentation:style-name="pr3" draw:layer="layout" svg:width="25.199cm" svg:height="3.473cm" svg:x="1.4cm" svg:y="0.854cm" presentation:class="title" presentation:user-transformed="true">
          <draw:text-box>
            <text:p>Arduino C:n sisäänrakennettuja funktioita</text:p>
          </draw:text-box>
        </draw:frame>
        <draw:frame presentation:style-name="pr4" draw:layer="layout" svg:width="25.199cm" svg:height="13.609cm" svg:x="1.301cm" svg:y="4.891cm" presentation:class="outline" presentation:user-transformed="true">
          <draw:text-box>
            <text:list text:style-name="L3">
              <text:list-item>
                <text:p>Arduinon C-toteutuksesta löytyy funktio delay(), jolla voidaan asettaa millisekunneissa viive</text:p>
              </text:list-item>
              <text:list-item>
                <text:p>Lisäksi löytyy millis()-funktio, jolla voidaan laskea kulunutta aikaa tietystä hetkestä, tätä voidaan kutsua esim. loop()-funktion sisält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draw:frame presentation:style-name="pr3" draw:layer="layout" svg:width="25.199cm" svg:height="3.256cm" svg:x="1.4cm" svg:y="0.962cm" presentation:class="title">
          <draw:text-box>
            <text:p>Arduino ja LCD</text:p>
          </draw:text-box>
        </draw:frame>
        <draw:frame presentation:style-name="pr4" draw:layer="layout" svg:width="25.199cm" svg:height="14.071cm" svg:x="1.301cm" svg:y="4.891cm" presentation:class="outline" presentation:user-transformed="true">
          <draw:text-box>
            <text:list text:style-name="L3">
              <text:list-item>
                <text:p>Arduinon toiminta LCD:n kanssa hoituu käyttämällä valmista lcd ”oliota”, jolle löytyy tietty määrä funktioita</text:p>
              </text:list-item>
              <text:list-item>
                <text:p>lcd.begin(x,y) komennolla määritetään näytön koko</text:p>
              </text:list-item>
              <text:list-item>
                <text:p>lcd.setCursor(x,y) komennolla voidaan asettaa kursori tiettyyn kohtaan</text:p>
              </text:list-item>
              <text:list-item>
                <text:p>lcd.print(”Teksti”) komennolla voidaan tulostaa haluttu teksti siihen kohtaan, mihin kursori viimeksi jä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4T20:30:12.53</meta:creation-date>
    <meta:editing-duration>PT00H14M49S</meta:editing-duration>
    <meta:editing-cycles>2</meta:editing-cycles>
    <dc:date>2010-12-14T21:21:24.90</dc:date>
    <meta:document-statistic meta:object-count="48"/>
    <meta:generator>OpenOffice.org/3.2$Win32 OpenOffice.org_project/320m18$Build-9502</meta:generator>
  </office:meta>
</office:document-meta>
</file>